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style: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fo:font-weight="bold" officeooo:rsid="00658df0" officeooo:paragraph-rsid="00658df0"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rsid="00658df0" officeooo:paragraph-rsid="0055287e"/>
    </style:style>
    <style:style style:name="P6"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P7" style:family="paragraph" style:parent-style-name="Standard">
      <style:paragraph-properties fo:margin-top="0in" fo:margin-bottom="0in" style:contextual-spacing="false" fo:text-align="justify" style:justify-single-word="false"/>
      <style:text-properties officeooo:paragraph-rsid="0055287e"/>
    </style:style>
    <style:style style:name="P8" style:family="paragraph" style:parent-style-name="Footnote">
      <style:text-properties officeooo:rsid="006fbf80" officeooo:paragraph-rsid="006fbf80"/>
    </style:style>
    <style:style style:name="P9"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10" style:family="paragraph" style:parent-style-name="Footnote">
      <style:text-properties officeooo:rsid="00733c9d" officeooo:paragraph-rsid="00733c9d"/>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style:style style:name="T15" style:family="text">
      <style:text-properties officeooo:rsid="006146b0"/>
    </style:style>
    <style:style style:name="T16" style:family="text">
      <style:text-properties officeooo:rsid="00625319"/>
    </style:style>
    <style:style style:name="T17" style:family="text">
      <style:text-properties style:font-name="Georgia" officeooo:rsid="0055287e"/>
    </style:style>
    <style:style style:name="T18" style:family="text">
      <style:text-properties style:font-name="Georgia" officeooo:rsid="0063ad18"/>
    </style:style>
    <style:style style:name="T19" style:family="text">
      <style:text-properties style:font-name="Georgia" officeooo:rsid="00655c17"/>
    </style:style>
    <style:style style:name="T20" style:family="text">
      <style:text-properties style:font-name="Georgia" officeooo:rsid="00658df0"/>
    </style:style>
    <style:style style:name="T21" style:family="text">
      <style:text-properties fo:color="#00000a" loext:opacity="100%" style:font-name="Georgia" fo:font-size="11pt" fo:language="en" fo:country="US" officeooo:rsid="0063ad18" style:font-name-asian="SimSun" style:font-size-asian="11pt" style:language-asian="en" style:country-asian="US" style:font-name-complex="Calibri1" style:font-size-complex="11pt" style:language-complex="ar" style:country-complex="SA"/>
    </style:style>
    <style:style style:name="T22" style:family="text">
      <style:text-properties officeooo:rsid="0066cfd2"/>
    </style:style>
    <style:style style:name="T23" style:family="text">
      <style:text-properties officeooo:rsid="00686e89"/>
    </style:style>
    <style:style style:name="T24" style:family="text">
      <style:text-properties officeooo:rsid="006a6852"/>
    </style:style>
    <style:style style:name="T25" style:family="text">
      <style:text-properties officeooo:rsid="006c27f3"/>
    </style:style>
    <style:style style:name="T26" style:family="text">
      <style:text-properties officeooo:rsid="006cdad9"/>
    </style:style>
    <style:style style:name="T27" style:family="text">
      <style:text-properties officeooo:rsid="006e694d"/>
    </style:style>
    <style:style style:name="T28" style:family="text">
      <style:text-properties officeooo:rsid="006f613b"/>
    </style:style>
    <style:style style:name="T29" style:family="text">
      <style:text-properties officeooo:rsid="006fbf80"/>
    </style:style>
    <style:style style:name="T30" style:family="text">
      <style:text-properties officeooo:rsid="00704ea4"/>
    </style:style>
    <style:style style:name="T31" style:family="text">
      <style:text-properties officeooo:rsid="0070c8bb"/>
    </style:style>
    <style:style style:name="T32" style:family="text">
      <style:text-properties officeooo:rsid="0072b6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text:p text:style-name="P2"><text:s text:c="5"/><text:span text:style-name="T15">You head home and walk in the front door as the phone rings. It’s Amy. She’s been worried sick about you not answering your phone. You think it’s time to cut things loose and let her be on her way.</text:span></text:p>
      <text:p text:style-name="P2"><text:s text:c="5"/><text:span text:style-name="T16">It’s not you it’s me. You use that line, yes that line to her. Amy seems to understand and grasp the concept of being blown off. The sex was good while it lasted but well you need something more in life and in a relationship than just a good fuck.</text:span></text:p>
      <text:p text:style-name="P7"><text:span text:style-name="T17"><text:s text:c="5"/></text:span><text:span text:style-name="T18">Amy hangs up the phone, you </text:span><text:span text:style-name="T21">can</text:span><text:span text:style-name="T18"> hear tears in her eyes as she does so. You didn’t want to let the poor gal down like that, but well it had to be done. She just wasn’t doing it for you anymore.</text:span></text:p>
      <text:p text:style-name="P7"><text:span text:style-name="T18"><text:s text:c="5"/>There’s a problem. Small town, gossip travels fast. Before long everyone would know you left her out to dry. That wouldn’t be a good thing to let happen. You </text:span><text:soft-page-break/><text:span text:style-name="T18">try to think up a story or two to get out of it, but well you can’t think of anything. What’s done is done and it will have to do.</text:span></text:p>
      <text:p text:style-name="P7"><text:span text:style-name="T18"><text:s text:c="5"/></text:span><text:span text:style-name="T19">There’s something wrong with you. You can’t seem to hang onto a relationship for more than a few dates. You’re always looking for something better to come around the corner.</text:span></text:p>
      <text:p text:style-name="P7"><text:span text:style-name="T19"><text:s text:c="5"/></text:span><text:span text:style-name="T20">That something just happened to hit you with her motorcycle.</text:span></text:p>
      <text:p text:style-name="P5"/>
      <text:p text:style-name="P4">The Girl</text:p>
      <text:p text:style-name="P6"><text:s text:c="5"/>Her name is Melissa <text:span text:style-name="T22">and she is a goddess. Well at least you think she is. She’s a ray of sunshine on a cloudy day.</text:span></text:p>
      <text:p text:style-name="P6"><text:s text:c="5"/><text:span text:style-name="T23">She’s tough as nails and shows it, and that’s not just the leather talking. Melissa won’t take no for an answer and you find this out quickly.</text:span></text:p>
      <text:p text:style-name="P6"><text:s text:c="5"/><text:span text:style-name="T24">After the accident she gave you her phone number in case you needed to get insurance information etc. Well you decide to call her just to have a chat.</text:span></text:p>
      <text:p text:style-name="P6"><text:s text:c="5"/><text:span text:style-name="T24">Three hours later </text:span><text:span text:style-name="T25">you realize it’s more than a chat and you’re falling for this woman. Oh how easily you fall for women, it’s a curse honestly.</text:span></text:p>
      <text:p text:style-name="P6"><text:s text:c="5"/><text:span text:style-name="T26">You decide to meet the next morning for coffee.</text:span></text:p>
      <text:p text:style-name="P6"><text:s text:c="5"/><text:span text:style-name="T27">The next morning it’s raining. Like huge Texas sized rain. You bundle up in a jacket and head to the coffee shop. There you see her bike.</text:span></text:p>
      <text:p text:style-name="P6"><text:s text:c="5"/><text:span text:style-name="T27">Walking in the coffee shop, you see Melissa. She’s wearing her leather jacket like she was the other day. You think she’s crazy for riding her bike there in the rain, but to each their own.</text:span></text:p>
      <text:p text:style-name="P6"><text:s text:c="5"/><text:span text:style-name="T28">The coffee is good, the waitress gets your order wrong the first three attempts but she finally gets it right. Well she messed up your order but not Melissa’s. Can’t go wrong with black coffee she tells </text:span><text:soft-page-break/><text:span text:style-name="T28">you. She’s right of course. No one can mess up black coffee that’s how it comes out of the coffee cow as it were.</text:span><text:span text:style-name="T28"><text:note text:id="ftn1" text:note-class="footnote"><text:note-citation>1</text:note-citation><text:note-body><text:p text:style-name="P8">Now I know coffee cows aren’t a thing. They never were a thing. But it sounded neat so deal with it.</text:p></text:note-body></text:note></text:span></text:p>
      <text:p text:style-name="P6"><text:s text:c="5"/><text:span text:style-name="T29">You talk about life, about death, about life again. People who have moved on, people who are still around. It’s quite a stimulating conversation. Sure maybe the coffee helped stimulate some of it.</text:span></text:p>
      <text:p text:style-name="P6"><text:s text:c="5"/><text:span text:style-name="T29">At the end of your little date she gives you a peck on the cheek and says that it was fun. Don’t hesitate on calling her again she says.</text:span></text:p>
      <text:p text:style-name="P6"><text:s text:c="5"/><text:span text:style-name="T30">All in all you had a great start to a great morning. Even if it was raining. You help her to her bike with the aid of your umbrella you bought from Shopko</text:span><text:span text:style-name="T30"><text:note text:id="ftn0" text:note-class="footnote"><text:note-citation>2</text:note-citation><text:note-body><text:p text:style-name="P10">Yeah I know, Shopko is out of business now. But it was in business when you bought the umbrella, so don’t worry about it.</text:p></text:note-body></text:note></text:span><text:span text:style-name="T30"> and wish her well on her way.</text:span></text:p>
      <text:p text:style-name="P6"><text:s text:c="5"/><text:span text:style-name="T31">You don’t typically believe in soul mates, but you think this is pretty close to having one as ever.</text:span></text:p>
      <text:p text:style-name="P6"><text:s text:c="5"/><text:span text:style-name="T32">As you drive off, you can’t stop thinking about Meliss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09:57:52.331000000</dc:date>
    <meta:editing-cycles>99</meta:editing-cycles>
    <meta:editing-duration>PT2H37M23S</meta:editing-duration>
    <meta:generator>LibreOffice/7.4.0.3$Windows_X86_64 LibreOffice_project/f85e47c08ddd19c015c0114a68350214f7066f5a</meta:generator>
    <meta:document-statistic meta:table-count="0" meta:image-count="0" meta:object-count="0" meta:page-count="4" meta:paragraph-count="40" meta:word-count="1093" meta:character-count="5801" meta:non-whitespace-character-count="4573"/>
    <meta:template xlink:type="simple" xlink:actuate="onRequest" xlink:title="Normal.dotm" xlink:href=""/>
  </office:meta>
</office:document-meta>
</file>